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language-asian="ja" style:country-asian="JP"/>
    </style:style>
    <style:style style:name="P3" style:family="paragraph" style:parent-style-name="Standard">
      <style:text-properties style:language-asian="ja" style:country-asian="JP"/>
    </style:style>
    <style:style style:name="P4" style:family="paragraph" style:parent-style-name="Standard" style:list-style-name="L1">
      <style:text-properties style:language-asian="ja" style:country-asian="JP"/>
    </style:style>
    <style:style style:name="P5" style:family="paragraph" style:parent-style-name="Standard">
      <style:text-properties style:text-underline-style="solid" style:text-underline-width="auto" style:text-underline-color="font-color" style:language-asian="ja" style:country-asian="J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口添え事項</text:p>
      <text:p text:style-name="P1"/>
      <text:p text:style-name="P1"/>
      <text:p text:style-name="P1">宮前警察署　ご担当者殿</text:p>
      <text:p text:style-name="P1"/>
      <text:p text:style-name="P1">●経緯</text:p>
      <text:p text:style-name="P1">宮崎６丁目に住む者です。岩淵謙と申します。年齢は５０歳、無職。母親の所有の、６丁目の家に住んでおります。身の振りを立て直そうと、調べ物をしたりして、暮らしております。</text:p>
      <text:p text:style-name="P1"/>
      <text:p text:style-name="P1">この度の話しは、私の隣家のA氏と、その向かいの家のB氏に関するものです。</text:p>
      <text:p text:style-name="P1"/>
      <text:p text:style-name="P1">じつは、以前から、B氏がご自身の自家用車を、ご自宅前に停めていることがあり、A氏が先日、B氏に直接、話しておられるのが、自宅２階の自室にいて、聞こえてきました。どうやら、A氏がB氏に、車を停めるのを、やめてほしいと、申し入れているようでした。（出来事１）</text:p>
      <text:p text:style-name="P1"/>
      <text:p text:style-name="P1">話しを端折りまして、今日（零和４年１２月１８日　日曜日）、貴署の警察官の方が、オートバイでいらして、B氏と話しておられました。</text:p>
      <text:p text:style-name="P1"/>
      <text:p text:style-name="P1">●お伝えしたいこと</text:p>
      <text:p text:style-name="P1">話しが長々してしまうのを恐れて、下記に、箇条書きで、お伝えします。</text:p>
      <text:list xml:id="list8753938780390930515" text:style-name="L1">
        <text:list-item>
          <text:p text:style-name="P4">A氏が、ご自身の車を車庫へ入れる様子を見ていると、B氏の車に接近せざるを得ないのですが、その様子が、見ていて、危なっかしいと、私には感じられること</text:p>
        </text:list-item>
        <text:list-item>
          <text:p text:style-name="P4">B氏ご自身は、出来事１の際にも、法律（道交法でしょうか）の範囲内だから、とおっしゃってました。しかし、毎日、氏の家の前を行き来している者としては、法律の趣旨とは異なる状況だな、と感じます。</text:p>
        </text:list-item>
      </text:list>
      <text:p text:style-name="P1"/>
      <text:p text:style-name="P1">●所感</text:p>
      <text:p text:style-name="P1">上記のお伝え事項は、些細な内容です。事が処理されるに際して、各人が宜しきを得るために、何かしら資すればと思い、この度の行動に及びました。</text:p>
      <text:p text:style-name="P1"/>
      <text:p text:style-name="P1">伝達人</text:p>
      <text:p text:style-name="P1">氏名　岩淵謙（けん）</text:p>
      <text:p text:style-name="P1">住所　宮前区宮崎６－６－７１</text:p>
      <text:p text:style-name="P1"/>
      <text:p text:style-name="P5">署名　　　　　　　　　　　　　　　</text:p>
      <text:p text:style-name="P5"/>
      <text:p text:style-name="P5">　　　　　　　　　年　　　　月　　　　日（　　　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2-12-18T16:42:37.97</meta:creation-date>
    <dc:date>2022-12-18T17:23:59.44</dc:date>
    <dc:creator>iwabuchi ken</dc:creator>
    <meta:editing-duration>PT3M49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18" meta:word-count="640" meta:character-count="679"/>
  </office:meta>
</office:document-meta>
</file>